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3" style:family="paragraph" style:parent-style-name="Standard"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5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Inconsolata-zi4r" style:font-size-asian="18pt" style:font-style-asian="normal" style:font-weight-asian="bold" style:font-name-complex="Inconsolata-zi4r" style:font-size-complex="18pt" style:font-style-complex="normal" style:font-weight-complex="bold"/>
    </style:style>
    <style:style style:name="P7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8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9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#ffff00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11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Inconsolata-zi4r" style:font-size-asian="18pt" style:font-style-asian="italic" style:font-weight-asian="normal" style:font-name-complex="Inconsolata-zi4r" style:font-size-complex="18pt" style:font-style-complex="italic" style:font-weight-complex="normal"/>
    </style:style>
    <style:style style:name="P12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transparent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13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fo:color="#ff0066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4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15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16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7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color="#ff0066"/>
    </style:style>
    <style:style style:name="P18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19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20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21" style:family="paragraph" style:parent-style-name="Standard">
      <style:paragraph-properties fo:margin-top="0.0201in" fo:margin-bottom="0.0201in" fo:text-align="start" style:justify-single-word="false" style:text-autospace="none"/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#ffff00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22" style:family="paragraph" style:parent-style-name="Standard">
      <style:paragraph-properties fo:margin-top="0.0201in" fo:margin-bottom="0.0201in" fo:text-align="start" style:justify-single-word="false" style:text-autospace="none"/>
    </style:style>
    <style:style style:name="P23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fo:font-size="18pt" fo:font-style="normal" fo:background-color="transparent" style:font-size-asian="18pt" style:font-style-asian="normal" style:font-size-complex="18pt" style:font-style-complex="normal"/>
    </style:style>
    <style:style style:name="P24" style:family="paragraph" style:parent-style-name="Standard">
      <style:paragraph-properties fo:margin-top="0.0201in" fo:margin-bottom="0.0201in" fo:text-align="start" style:justify-single-word="false" style:text-autospace="non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26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27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background-color="transparent" style:font-name-asian="NimbusMonL-Regu" style:font-size-asian="18pt" style:font-name-complex="NimbusMonL-Regu" style:font-size-complex="18pt"/>
    </style:style>
    <style:style style:name="P2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/>
    </style:style>
    <style:style style:name="P30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32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33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4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35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36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#ffff00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7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P38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ff0066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39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italic" fo:font-weight="normal" fo:background-color="#ffff00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41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fo:color="#ff0066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42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1" style:family="text">
      <style:text-properties fo:font-variant="normal" fo:text-transform="none" fo:letter-spacing="normal" fo:font-style="normal" style:font-name-asian="Lucida Sans" style:font-style-asian="normal" style:font-name-complex="Lucida Sans" style:font-style-complex="normal"/>
    </style:style>
    <style:style style:name="T2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letter-spacing="normal" fo:font-style="normal" fo:font-weight="normal" style:font-name-asian="Lucida Sans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font-variant="normal" fo:text-transform="none" fo:letter-spacing="normal" style:font-name-asian="Lucida Sans" style:font-name-complex="Lucida Sans"/>
    </style:style>
    <style:style style:name="T5" style:family="text">
      <style:text-properties fo:font-variant="normal" fo:text-transform="none" fo:letter-spacing="normal" fo:font-style="italic"/>
    </style:style>
    <style:style style:name="T6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T7" style:family="text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8" style:family="text">
      <style:text-properties fo:font-variant="normal" fo:text-transform="none" style:use-window-font-color="true" style:font-name="Times New Roman" fo:letter-spacing="normal" fo:background-color="transparent" style:font-name-asian="Lucida Sans" style:font-name-complex="Lucida Sans"/>
    </style:style>
    <style:style style:name="T9" style:family="text">
      <style:text-properties fo:font-variant="normal" fo:text-transform="none" style:use-window-font-color="true" style:font-name="Times New Roman" fo:letter-spacing="normal" fo:background-color="transparent" style:font-name-asian="Courier" style:font-name-complex="Courier"/>
    </style:style>
    <style:style style:name="T10" style:family="text">
      <style:text-properties fo:font-variant="normal" fo:text-transform="none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11" style:family="text">
      <style:text-properties fo:font-variant="normal" fo:text-transform="none" style:font-name="Times New Roman" fo:letter-spacing="normal" fo:font-weight="normal" fo:background-color="#ffff00" style:font-name-asian="Lucida Sans" style:font-weight-asian="normal" style:font-name-complex="Lucida Sans" style:font-weight-complex="normal"/>
    </style:style>
    <style:style style:name="T12" style:family="text">
      <style:text-properties fo:font-variant="normal" fo:text-transform="none" style:font-name="Times New Roman" fo:letter-spacing="normal" fo:font-style="italic" fo:font-weight="normal" style:font-name-asian="NimbusMonL-Regu" style:font-weight-asian="normal" style:font-name-complex="NimbusMonL-Regu" style:font-weight-complex="normal"/>
    </style:style>
    <style:style style:name="T13" style:family="text">
      <style:text-properties fo:font-variant="normal" fo:text-transform="none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14" style:family="text">
      <style:text-properties fo:font-variant="normal" fo:text-transform="none" style:font-name="Times New Roman" fo:font-size="18pt" fo:letter-spacing="normal" fo:font-style="normal" fo:font-weight="bold" fo:background-color="transparent" style:font-name-asian="Lucida Sans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15" style:family="text">
      <style:text-properties fo:font-variant="normal" fo:text-transform="none" fo:color="#ff3333" style:font-name="Times New Roman" fo:letter-spacing="normal" fo:font-weight="normal" style:font-name-asian="Lucida Sans" style:font-weight-asian="normal" style:font-name-complex="Lucida Sans" style:font-weight-complex="normal"/>
    </style:style>
    <style:style style:name="T16" style:family="text">
      <style:text-properties fo:background-color="#ffff00"/>
    </style:style>
    <style:style style:name="T17" style:family="text">
      <style:text-properties fo:font-style="normal" fo:background-color="#ffff00" style:font-style-asian="normal" style:font-style-complex="normal"/>
    </style:style>
    <style:style style:name="T18" style:family="text">
      <style:text-properties fo:font-style="normal" fo:background-color="#ffff00" style:font-name-asian="Lucida Sans" style:font-style-asian="normal" style:font-name-complex="Lucida Sans" style:font-style-complex="normal"/>
    </style:style>
    <style:style style:name="T19" style:family="text">
      <style:text-properties fo:font-style="normal" style:text-underline-style="none" fo:font-weight="bold" style:font-name-asian="Lucida Sans" style:font-style-asian="normal" style:font-weight-asian="bold" style:font-name-complex="Lucida Sans" style:font-style-complex="normal" style:font-weight-complex="bold"/>
    </style:style>
    <style:style style:name="T20" style:family="text">
      <style:text-properties fo:font-style="normal" style:text-underline-style="none" style:font-name-asian="Lucida Sans" style:font-style-asian="normal" style:font-name-complex="Lucida Sans" style:font-style-complex="normal"/>
    </style:style>
    <style:style style:name="T21" style:family="text">
      <style:text-properties fo:font-style="normal" style:font-name-asian="Lucida Sans" style:font-style-asian="normal" style:font-name-complex="Lucida Sans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style:font-name-asian="Lucida Sans" style:font-style-asian="normal" style:font-name-complex="Lucida Sans" style:font-style-complex="normal"/>
    </style:style>
    <style:style style:name="T24" style:family="text">
      <style:text-properties fo:font-style="normal" style:font-name-asian="NimbusMonL-Regu" style:font-style-asian="normal" style:font-name-complex="NimbusMonL-Regu" style:font-style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background-color="#ffff00"/>
    </style:style>
    <style:style style:name="T27" style:family="text">
      <style:text-properties style:text-underline-style="solid" style:text-underline-width="auto" style:text-underline-color="font-color" fo:background-color="#ffff00" style:font-name-asian="Lucida Sans" style:font-name-complex="Lucida Sans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Times New Roman" fo:font-weight="normal" style:font-name-asian="Inconsolata-zi4r" style:font-weight-asian="normal" style:font-name-complex="Inconsolata-zi4r" style:font-weight-complex="normal"/>
    </style:style>
    <style:style style:name="T30" style:family="text">
      <style:text-properties style:font-name-asian="NimbusMonL-Regu" style:font-name-complex="NimbusMonL-Regu"/>
    </style:style>
    <style:style style:name="T31" style:family="text">
      <style:text-properties style:font-name-asian="Inconsolata-zi4r" style:font-name-complex="Inconsolata-zi4r"/>
    </style:style>
    <style:style style:name="T32" style:family="text">
      <style:text-properties style:font-name-asian="Lucida Sans" style:font-name-complex="Lucida Sans"/>
    </style:style>
    <style:style style:name="T33" style:family="text">
      <style:text-properties style:use-window-font-color="true" style:font-name="Times New Roman" fo:background-color="transparent" style:font-name-asian="Courier" style:font-name-complex="Courier"/>
    </style:style>
    <style:style style:name="T34" style:family="text">
      <style:text-properties fo:font-weight="bold" style:font-name-asian="Lucida Sans" style:font-weight-asian="bold" style:font-name-complex="Lucida Sans" style:font-weight-complex="bold"/>
    </style:style>
    <style:style style:name="T35" style:family="text">
      <style:text-properties fo:color="#ff3333" fo:font-style="normal" style:font-name-asian="Lucida Sans" style:font-style-asian="normal" style:font-name-complex="Lucida Sans" style:font-style-complex="normal"/>
    </style:style>
    <style:style style:name="T36" style:family="text">
      <style:text-properties fo:color="#ff00cc" fo:background-color="#ffff00" style:font-name-asian="Lucida Sans" style:font-name-complex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eal <text:span text:style-name="T25">GDP</text:span> Growth: the advance (or first) estimate of the <text:span text:style-name="T25">percent change from the preceding period at a seasonally adjusted</text:span> <text:span text:style-name="T26">annual rate</text:span>.</text:p>
      <text:p text:style-name="P33"/>
      <text:p text:style-name="P36"># fix this when u get back</text:p>
      <text:p text:style-name="P33">head(names(gdp.lst))</text:p>
      <text:p text:style-name="P33">[1] "GDP" <text:s text:c="15"/>"Unemployment.Rate" <text:s/>"CPI" <text:s text:c="14"/></text:p>
      <text:p text:style-name="P33">[4] "Payroll.Employment" "Aaa.Corp.Bond.Yld" <text:s/>"Baa.Corp.Bond.Yld" </text:p>
      <text:p text:style-name="P17"><text:span text:style-name="T7">head( fred</text:span><text:span text:style-name="T6">.dnld )</text:span></text:p>
      <text:p text:style-name="P9">&gt; head( fred.dnld )</text:p>
      <text:p text:style-name="P9"><text:s text:c="25"/></text:p>
      <text:p text:style-name="P9">1 <text:s text:c="21"/>GDP <text:s/></text:p>
      <text:p text:style-name="P9">2 <text:s text:c="7"/>Unemployment.Rate <text:s text:c="11"/></text:p>
      <text:p text:style-name="P9">3 <text:s text:c="21"/>CPI <text:s text:c="8"/></text:p>
      <text:p text:style-name="P9">4 Total.NonFarm.Employment <text:s text:c="6"/></text:p>
      <text:p text:style-name="P9">5 <text:s text:c="7"/>Aaa.Corp.Bond.Yld <text:s text:c="13"/></text:p>
      <text:p text:style-name="P9">6 <text:s text:c="7"/>Baa.Corp.Bond.Yld <text:s text:c="9"/></text:p>
      <text:p text:style-name="P9"/>
      <text:p text:style-name="P29"><text:span text:style-name="T13">GDP = as.data.frame( fredr(series_id = '</text:span><text:span text:style-name="T14">A191RL1Q225SBEA</text:span><text:span text:style-name="T13">', observation_start = as.Date('1991-01-01'), <text:s/>frequency = 'q', units='lin', aggregation_method = "avg" <text:s/>) ) <text:s/></text:span></text:p>
      <text:p text:style-name="P41"># using units='pch' means it will apply pct again!</text:p>
      <text:p text:style-name="P13">date.ruler = GDP[ , 1 ]</text:p>
      <text:p text:style-name="P38"/>
      <text:p text:style-name="P33">write.table( gdpDb, 'gdpDb.csv', sep='<text:span text:style-name="T31">\t' <text:s/>, row.names=T, col.names=T )</text:span></text:p>
      <text:p text:style-name="P18"/>
      <text:p text:style-name="P18">for( ii in 1:length(gdp.lst) ) cat( ' ii ', ii, length( gdp.lst[[ii]] ),'\n' );</text:p>
      <text:p text:style-name="P18"/>
      <text:p text:style-name="P18">gdp.lst &lt;&lt;- list()</text:p>
      <text:p text:style-name="P18">undebug( load.gdp ) <text:s/></text:p>
      <text:p text:style-name="P22"><text:span text:style-name="T7">gdp.lst = load.gdp( dnld = fred</text:span><text:span text:style-name="T6">.dnld</text:span><text:span text:style-name="T7">, start = 5, lst=gdp.lst , date.ruler=date.ruler )</text:span></text:p>
      <text:p text:style-name="P10"/>
      <text:p text:style-name="P10"># handload GDP </text:p>
      <text:p text:style-name="P11"><text:span text:style-name="T30">x</text:span><text:span text:style-name="T21"> = as.data.frame( fredr(series_id = '</text:span><text:span text:style-name="T19">A191RL1Q225SBEA</text:span><text:span text:style-name="T20">'</text:span><text:span text:style-name="T21">, observation_start = as.Date('1991-01-01'), observation_end = </text:span><text:span text:style-name="T18">tail( date.ruler, 1 )</text:span><text:span text:style-name="T21">, frequency = 'q') ) <text:s text:c="2"/></text:span></text:p>
      <text:p text:style-name="P11"><text:s/>#<text:span text:style-name="T21">, <text:s/>units=</text:span><text:span text:style-name="T23">'pch'</text:span><text:span text:style-name="T21"> <text:s text:c="3"/>already a pch do not apply <text:s/>this twice</text:span></text:p>
      <text:p text:style-name="P11">L = length( gdp.lst <text:s/>)</text:p>
      <text:p text:style-name="P11">if( L&gt;263 ) gdp.lst[[ L ]] = NULL;</text:p>
      <text:p text:style-name="P8">gdp.lst [[ 1 ]] = as.vector( x[ , c( 1, 3 ) ] ) <text:s text:c="3"/># L+1 <text:s text:c="11"/>what length is x[,3]? are you short again?</text:p>
      <text:p text:style-name="P8">#payems.lst = payems.lst[ -(L+1) ]</text:p>
      <text:p text:style-name="P8">names(gdp.lst )[ 1 ] = 'GDP'</text:p>
      <text:p text:style-name="P14">length( gdp.lst <text:s/>)</text:p>
      <text:p text:style-name="P7"/>
      <text:p text:style-name="P10"># handload payems</text:p>
      <text:p text:style-name="P11"><text:span text:style-name="T30">x</text:span><text:span text:style-name="T21"> = as.data.frame( fredr(series_id = '</text:span><text:span text:style-name="T19">PAYEMS</text:span><text:span text:style-name="T20">'</text:span><text:span text:style-name="T21">, observation_start = as.Date('1991-01-01'), observation_end = tail( date.ruler, 1 ), frequency = 'q', <text:s/>units='</text:span><text:span text:style-name="T35">lin</text:span><text:span text:style-name="T21">' , aggregation_method = "avg" ) ) <text:s text:c="2"/></text:span><text:s/></text:p>
      <text:p text:style-name="P11">L = length( payems.lst <text:s/>)</text:p>
      <text:p text:style-name="P8">gdp.lst[[ <text:s/>4 ]] = <text:s/>x[ , c( 1, 3 ) ] <text:s text:c="3"/># payems.lst[[ L+1 ]] <text:s text:c="2"/></text:p>
      <text:p text:style-name="P8">#gdp.lst = gdp.lst[ -(L+1) ]</text:p>
      <text:p text:style-name="P8">names(gdp.lst )[ 4 ] = 'Payroll.Employment' <text:s text:c="4"/></text:p>
      <text:p text:style-name="P14">length( gdp.lst <text:s/>)</text:p>
      <text:p text:style-name="P14">length( gdp.lst <text:s/>)</text:p>
      <text:p text:style-name="P7"><text:s/></text:p>
      <text:p text:style-name="P12"># lst repair</text:p>
      <text:p text:style-name="P29"><text:span text:style-name="T13">GDP = as.data.frame( fredr(series_id = '</text:span><text:span text:style-name="T14">A191RL1Q225SBEA</text:span><text:span text:style-name="T13">', observation_start = as.Date('1991-01-01'), <text:s/>frequency = 'q', units='lin', aggregation_method = "avg" <text:s/>) ) <text:s/># using units='pch' means it will apply pct again!</text:span></text:p>
      <text:p text:style-name="P9">date.ruler = GDP[ , 1 ]</text:p>
      <text:p text:style-name="P33"/>
      <text:p text:style-name="P34"><text:span text:style-name="T32">CPI = as.data.frame( fredr(series_id = '</text:span><text:span text:style-name="T34">CPIAUCSL</text:span><text:span text:style-name="T32">', observation_start = as.Date('1991-01-01'), frequency = '</text:span><text:span text:style-name="T36">q</text:span><text:span text:style-name="T32">' , unit='</text:span><text:span text:style-name="T27">pch</text:span><text:span text:style-name="T32">' ) ) <text:s text:c="2"/></text:span></text:p>
      <text:p text:style-name="P7">gdp.lst[[ 3 ]] = CPI[ , c( 1, 3 ) ]</text:p>
      <text:p text:style-name="P7">names(gdp.lst)[ 3 ] = 'CPI' <text:s/></text:p>
      <text:p text:style-name="P7"/>
      <text:p text:style-name="P7">names(gdp.lst)[1] = 'GDP'</text:p>
      <text:p text:style-name="P7">gdp.lst[[ 1 ]] = GDP[ , c( 1, 3 ) ]</text:p>
      <text:p text:style-name="P12"><text:span text:style-name="T22">template = data.frame( <text:s/>date.ruler, value=rep( </text:span><text:span text:style-name="T17">NA</text:span><text:span text:style-name="T22">, length( date.ruler ) ) <text:s/>) <text:s/># for unrate</text:span> </text:p>
      <text:p text:style-name="P11"><text:span text:style-name="T30">x</text:span><text:span text:style-name="T21"> = as.data.frame( fredr(series_id = '</text:span><text:span text:style-name="T20">PAYEMS'</text:span><text:span text:style-name="T21">, observation_start = as.Date('1991-01-01'), observation_end = as.Date('2019-10-01'), frequency = 'q', <text:s/>units='</text:span><text:span text:style-name="T23">pch</text:span><text:span text:style-name="T21">' ) ) <text:s/></text:span><text:span text:style-name="T24"><text:s/></text:span></text:p>
      <text:p text:style-name="P9">mm = charmatch( x <text:s/>= <text:span text:style-name="T32">x[ , 'date' ]</text:span> , table = date.ruler, nomatch = <text:s/>F )</text:p>
      <text:p text:style-name="P7">template[ mm, 'value' ] = <text:s/>x[ mm , 'value' ] <text:s text:c="5"/></text:p>
      <text:p text:style-name="P8">gdp.lst [[ 4 ]] = template</text:p>
      <text:p text:style-name="P19"/>
      <text:p text:style-name="P21"># resume load gdp here !</text:p>
      <text:p text:style-name="P24"><text:span text:style-name="T8">gdp = gdp.lst</text:span><text:span text:style-name="T9">[[ 1 ]]</text:span></text:p>
      <text:p text:style-name="P20"># date.ruler = gdp[ , 1 ]</text:p>
      <text:p text:style-name="P2">gdpDb = as.data.frame( matrix( 0, ncol=length( gdp.lst ), nrow= nrow( gdp ) <text:s/>) )</text:p>
      <text:p text:style-name="P2">counter = 0 </text:p>
      <text:p text:style-name="P3">for( ii in 1:length( gdp.lst ) ){</text:p>
      <text:p text:style-name="P5"><text:span text:style-name="T33">if( !is.null( </text:span><text:span text:style-name="T8">gdp.lst</text:span><text:span text:style-name="T33">[[ ii ]] ) ) { </text:span></text:p>
      <text:p text:style-name="P2">counter = counter+1; </text:p>
      <text:p text:style-name="P2">gdpDb[ , counter ] = gdp.lst[[ ii ]][ 1:nrow(gdp) , 2 ];</text:p>
      <text:p text:style-name="P2"><text:s text:c="2"/>} <text:s text:c="2"/># end if</text:p>
      <text:p text:style-name="P3">} # end for</text:p>
      <text:p text:style-name="P2">names( gdpDb ) = names( gdp.lst )</text:p>
      <text:p text:style-name="P8">rownames(gdpDb) = date.ruler </text:p>
      <text:p text:style-name="P33">write.table( gdpDb, 'gdpDb.csv', sep='<text:span text:style-name="T31">\t' <text:s/>, row.names=F, col.names=F )</text:span></text:p>
      <text:p text:style-name="P35"/>
      <text:p text:style-name="P8">gdpDb = as.data.frame( gdpDb )</text:p>
      <text:p text:style-name="P8">rownames(gdpDb) = date.ruler </text:p>
      <text:p text:style-name="P14">head( gdpDb )[ , 1:7 ]</text:p>
      <text:p text:style-name="P15"/>
      <text:p text:style-name="P15">load.gdp = function( <text:s/>dnld, <text:s/>start = <text:span text:style-name="T3">1 </text:span>, db=gdpDb, <text:s/>lst=list(), date.ruler = date.ruler ){</text:p>
      <text:p text:style-name="P25">ii = length( lst );<text:span text:style-name="T22">units = 'lin'</text:span></text:p>
      <text:p text:style-name="P25">template = data.frame( <text:s/>date.ruler, value=rep( <text:span text:style-name="T16">NA</text:span>, length( date.ruler ) ) <text:s/>)</text:p>
      <text:p text:style-name="P26"/>
      <text:p text:style-name="P26">for( iRow in <text:s/>start:<text:span text:style-name="T25">nrow</text:span>( dnld ) <text:s text:c="2"/>){</text:p>
      <text:p text:style-name="P25">cat( '&gt;&gt;&gt;...&lt;&lt;&lt;', <text:s/>'\n' <text:s text:c="2"/>)</text:p>
      <text:p text:style-name="P25">cat( ' starting index iRow ', iRow, <text:s/>as.matrix( dnld[ iRow, ] ), <text:s/>'\n' <text:s/>)</text:p>
      <text:p text:style-name="P25"/>
      <text:p text:style-name="P27"><text:span text:style-name="T28">ttr = as.data.frame( fredr_series(series_id = </text:span><text:span text:style-name="T3">dnld[ iRow, 2 ]</text:span><text:span text:style-name="T28">, realtime_start = </text:span><text:span text:style-name="T3">as.Date('1990-01-01')</text:span><text:span text:style-name="T28">, realtime_end = NULL ) )</text:span></text:p>
      <text:p text:style-name="P1">gg = grep( pattern = 'Percent+' , ttr[1, 'units' ] <text:s/>)</text:p>
      <text:p text:style-name="P28">if( length(gg)==0 ) <text:s/>units='<text:span text:style-name="T25">pch</text:span>' <text:s/>else units = 'lin'</text:p>
      <text:p text:style-name="P23"><text:span text:style-name="T29">x = tryCatch( </text:span><text:span text:style-name="T10">fredr( series_id = dnld[ iRow, 2 ], observation_start = as.Date('199</text:span><text:span text:style-name="T15">1</text:span><text:span text:style-name="T10">-01-01'), observation_end = as.Date('2019-07-01'), <text:tab/><text:tab/><text:tab/><text:tab/><text:tab/><text:tab/><text:tab/>frequency = </text:span><text:span text:style-name="T11">'q'</text:span><text:span text:style-name="T10">, aggregation_method = "avg", units=units ) , </text:span></text:p>
      <text:p text:style-name="P23"><text:span text:style-name="T10"><text:tab/><text:tab/><text:tab/><text:tab/><text:tab/><text:tab/><text:tab/>warning=function(w) { cat( 'too many files!','\n' ); <text:s/>w; </text:span><text:span text:style-name="T12">return(lst);</text:span><text:span text:style-name="T10"> <text:s/>} ,</text:span></text:p>
      <text:p text:style-name="P16"><text:span text:style-name="T4"><text:s text:c="21"/><text:tab/>error = function(e) { cat( 'too many files!','\n' ); <text:s/>e; </text:span><text:span text:style-name="T5">return(lst) <text:s/>}</text:span><text:span text:style-name="T4"> )</text:span><text:span text:style-name="T5"> </text:span></text:p>
      <text:p text:style-name="P9">if(inherits( x,"try-error")) { return(lst) }</text:p>
      <text:p text:style-name="P7">x = as.data.frame( x )</text:p>
      <text:p text:style-name="P7">yy.date = x[ , 'date' ] </text:p>
      <text:p text:style-name="P7">yy = <text:s/>x[ , 'value' ] <text:s text:c="8"/></text:p>
      <text:p text:style-name="P30">L = length( date.ruler )</text:p>
      <text:p text:style-name="P7">yy.date = x[ , 'date' ]</text:p>
      <text:p text:style-name="P9">mm = charmatch( x <text:s/>= x[ , 1 ] , table = date.ruler, nomatch = <text:s/>-1 )<text:span text:style-name="T32"> <text:s text:c="8"/></text:span></text:p>
      <text:p text:style-name="P7">template[ mm, 'value' ] = <text:s/>x[ , 'value' ] <text:s/></text:p>
      <text:p text:style-name="P30">ii = ii + 1</text:p>
      <text:p text:style-name="P25">lst[[ ii ]] = template<text:span text:style-name="T1"> </text:span><text:s text:c="13"/></text:p>
      <text:p text:style-name="P25">names(lst)[ ii ] = <text:s/>dnld[ <text:span text:style-name="T25">iRow</text:span>, 1 ] </text:p>
      <text:p text:style-name="P25">assign( x='<text:span text:style-name="T25">gdp.lst</text:span>', value=lst, envir = globalenv() )</text:p>
      <text:p text:style-name="P25">cat( ' col ii saved to lst! ', ii, ' L yy ' , length(yy), <text:s/>'\n' )</text:p>
      <text:p text:style-name="P25">Sys.sleep( time = 1 )</text:p>
      <text:p text:style-name="P25"><text:s text:c="2"/><text:span text:style-name="T2">} <text:s/># end for <text:s text:c="2"/>iRow</text:span></text:p>
      <text:p text:style-name="P31"/>
      <text:p text:style-name="P32">return( lst )</text:p>
      <text:p text:style-name="P32">} # end of fun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Arial2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1-17T06:29:11.65</meta:creation-date>
    <dc:date>2020-01-15T06:55:44.71</dc:date>
    <dc:creator>Lloyd L</dc:creator>
    <meta:editing-duration>P2DT3H39M47S</meta:editing-duration>
    <meta:editing-cycles>35</meta:editing-cycles>
    <meta:generator>OpenOffice/4.1.6$Win32 OpenOffice.org_project/416m1$Build-9790</meta:generator>
    <meta:document-statistic meta:table-count="0" meta:image-count="0" meta:object-count="0" meta:page-count="1" meta:paragraph-count="99" meta:word-count="792" meta:character-count="4945"/>
  </office:meta>
</office:document-meta>
</file>